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40000014F0F12585FB18F6FA9.png" manifest:media-type="image/png"/>
  <manifest:file-entry manifest:full-path="Pictures/100010580000879200001508D21A14F0A9096EB5.svg" manifest:media-type="image/svg+xml"/>
  <manifest:file-entry manifest:full-path="Pictures/1000020100000520000000CC8534537F79C778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subtitle">
      <style:graphic-properties draw:fill-color="#ffffff" fo:min-height="3.82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5.2cm" svg:height="5.513cm" svg:x="0.962cm" svg:y="3.492cm" presentation:class="subtitle" presentation:user-transformed="true">
          <draw:text-box>
            <text:p text:style-name="P1"><text:span text:style-name="T1">Python en Debian: desde la visión de un novato</text:span></text:p>
            <text:p text:style-name="P1"><text:span text:style-name="T1"/></text:p>
            <text:p text:style-name="P1"><text:span text:style-name="T2">Arias Emmanuel</text:span></text:p>
          </draw:text-box>
        </draw:frame>
        <draw:frame draw:style-name="gr1" draw:text-style-name="P3" draw:layer="layout" svg:width="8.188cm" svg:height="5.334cm" svg:x="9.452cm" svg:y="9.444cm">
          <draw:image xlink:href="Pictures/10000201000002040000014F0F12585FB18F6FA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Me presento :-)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534537F79C778B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20:02:56.648419133</meta:creation-date>
    <meta:editing-duration>PT3M35S</meta:editing-duration>
    <meta:editing-cycles>2</meta:editing-cycles>
    <meta:generator>LibreOffice/6.1.5.2$Linux_X86_64 LibreOffice_project/10$Build-2</meta:generator>
    <dc:title>Bright Blue</dc:title>
    <dc:date>2019-11-09T20:06:31.898130778</dc:date>
    <meta:document-statistic meta:object-count="30"/>
  </office:meta>
</office:document-meta>
</file>